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none" draw:fill="none" fo:min-height="0.598cm"/>
      <style:paragraph-properties style:writing-mode="lr-tb"/>
    </style:style>
    <style:style style:name="gr6" style:family="graphic" style:parent-style-name="standard">
      <style:graphic-properties draw:stroke="none" draw:fill="none" fo:min-height="0.823cm"/>
      <style:paragraph-properties style:writing-mode="lr-tb"/>
    </style:style>
    <style:style style:name="gr7" style:family="graphic" style:parent-style-name="standard">
      <style:graphic-properties draw:stroke="none" draw:fill="none" fo:min-height="0.541cm"/>
      <style:paragraph-properties style:writing-mode="lr-tb"/>
    </style:style>
    <style:style style:name="gr8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none" draw:opacity="40%" draw:textarea-horizontal-align="justify" draw:textarea-vertical-align="middle" draw:auto-grow-height="false" fo:min-height="0.767cm" fo:min-width="2.295cm" draw:shadow-offset-x="0.203cm" draw:shadow-offset-y="0.203cm" draw:shadow-opacity="40%"/>
      <style:paragraph-properties style:writing-mode="lr-tb"/>
    </style:style>
    <style:style style:name="gr10" style:family="graphic" style:parent-style-name="standard">
      <style:graphic-properties draw:fill="none" draw:fill-color="#aea79f" draw:opacity="40%" draw:textarea-horizontal-align="justify" draw:textarea-vertical-align="middle" draw:auto-grow-height="false" fo:min-height="0.767cm" fo:min-width="2.803cm" draw:shadow-offset-x="0.203cm" draw:shadow-offset-y="0.203cm" draw:shadow-opacity="40%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  <style:paragraph-properties style:writing-mode="lr-tb"/>
    </style:style>
    <style:style style:name="gr12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0.683cm"/>
    </style:style>
    <style:style style:name="gr15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0.683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136cm" fo:min-width="0cm"/>
    </style:style>
    <style:style style:name="gr18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136cm" fo:min-width="0cm"/>
    </style:style>
    <style:style style:name="gr19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136cm" fo:min-width="0cm"/>
    </style:style>
    <style:style style:name="gr20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136cm" fo:min-width="0cm"/>
    </style:style>
    <style:style style:name="gr21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136cm" fo:min-width="0cm"/>
    </style:style>
    <style:style style:name="gr22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136cm" fo:min-width="0cm"/>
    </style:style>
    <style:style style:name="gr23" style:family="graphic" style:parent-style-name="standard">
      <style:graphic-properties draw:stroke="solid" svg:stroke-width="0.1cm" draw:marker-start-width="0.35cm" draw:marker-end-width="0.35cm" draw:fill="solid" draw:fill-color="#ffffff" draw:textarea-horizontal-align="justify" draw:textarea-vertical-align="middle" draw:auto-grow-height="false" fo:min-height="0.335cm" fo:min-width="1.104cm" fo:padding-top="0.175cm" fo:padding-bottom="0.175cm" fo:padding-left="0.3cm" fo:padding-right="0.3cm"/>
      <style:paragraph-properties style:writing-mode="lr-tb"/>
    </style:style>
    <style:style style:name="gr24" style:family="graphic" style:parent-style-name="objectwithoutfill">
      <style:graphic-properties draw:stroke="dash" draw:stroke-dash="Fine_20_Dashed" svg:stroke-width="0.1cm" svg:stroke-color="#0000cc" draw:marker-start-width="0.35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Fine_20_Dashed"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508cm" fo:min-width="0cm"/>
    </style:style>
    <style:style style:name="gr27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508cm" fo:min-width="0cm"/>
    </style:style>
    <style:style style:name="gr28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508cm" fo:min-width="0cm"/>
    </style:style>
    <style:style style:name="gr29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508cm" fo:min-width="0cm"/>
    </style:style>
    <style:style style:name="gr30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508cm" fo:min-width="0cm"/>
    </style:style>
    <style:style style:name="gr31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508cm" fo:min-width="0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style:font-name="Consolas" fo:font-size="15pt" style:font-size-asian="15pt" style:font-size-complex="15pt"/>
    </style:style>
    <style:style style:name="P6" style:family="paragraph">
      <loext:graphic-properties draw:fill="none"/>
      <style:paragraph-properties style:writing-mode="lr-tb"/>
      <style:text-properties style:font-name="Consolas" fo:font-size="16.299999237060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style:font-name="Consolas" fo:font-size="14pt" style:font-size-asian="18pt" style:font-size-complex="18pt"/>
    </style:style>
    <style:style style:name="P9" style:family="paragraph">
      <loext:graphic-properties draw:fill="non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0" style:family="paragraph">
      <loext:graphic-properties draw:fill="none" draw:fill-color="#aea79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style:font-name="Consolas" fo:font-size="16.2999992370605pt"/>
    </style:style>
    <style:style style:name="P12" style:family="paragraph">
      <loext:graphic-properties draw:fill="solid" draw:fill-color="#999999"/>
      <style:paragraph-properties fo:text-align="center"/>
    </style:style>
    <style:style style:name="P13" style:family="paragraph">
      <loext:graphic-properties draw:fill="solid" draw:fill-color="#ff0066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Consolas" fo:font-size="15pt" fo:font-style="italic" style:font-size-asian="15pt" style:font-style-asian="italic" style:font-size-complex="15pt" style:font-style-complex="italic"/>
    </style:style>
    <style:style style:name="T2" style:family="text">
      <style:text-properties style:font-name="Consolas" fo:font-size="15pt" style:font-size-asian="15pt" style:font-size-complex="15pt"/>
    </style:style>
    <style:style style:name="T3" style:family="text">
      <style:text-properties style:font-name="Consolas" fo:font-size="15pt" fo:font-style="normal" style:font-size-asian="15pt" style:font-style-asian="normal" style:font-size-complex="15pt" style:font-style-complex="normal"/>
    </style:style>
    <style:style style:name="T4" style:family="text">
      <style:text-properties style:font-name="Consolas" fo:font-size="14pt" style:font-size-asian="18pt" style:font-size-complex="18pt"/>
    </style:style>
    <style:style style:name="T5" style:family="text">
      <style:text-properties style:font-name="Consolas" fo:font-size="16.2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789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13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542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539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722cm" svg:height="0.848cm" svg:x="3.237cm" svg:y="4.539cm">
          <draw:text-box>
            <text:p><text:span text:style-name="T1">Zra</text:span><text:span text:style-name="T2">I</text:span></text:p>
          </draw:text-box>
        </draw:frame>
        <draw:frame draw:style-name="gr6" draw:text-style-name="P6" draw:layer="layout" svg:width="2.339cm" svg:height="1.073cm" svg:x="7.245cm" svg:y="4.539cm">
          <draw:text-box>
            <text:p><text:span text:style-name="T1">Eco</text:span><text:span text:style-name="T3">R</text:span><text:span text:style-name="T2">V</text:span></text:p>
          </draw:text-box>
        </draw:frame>
        <draw:frame draw:style-name="gr7" draw:text-style-name="P5" draw:layer="layout" svg:width="1.778cm" svg:height="0.791cm" svg:x="5.355cm" svg:y="4.539cm">
          <draw:text-box>
            <text:p><text:span text:style-name="T1">Aji</text:span><text:span text:style-name="T2">I</text:span></text:p>
          </draw:text-box>
        </draw:frame>
        <draw:line draw:style-name="gr8" draw:text-style-name="P7" draw:layer="layout" svg:x1="4.089cm" svg:y1="4.293cm" svg:x2="4.597cm" svg:y2="3.785cm">
          <text:p/>
        </draw:line>
        <draw:line draw:style-name="gr8" draw:text-style-name="P7" draw:layer="layout" svg:x1="6.121cm" svg:y1="4.193cm" svg:x2="6.121cm" svg:y2="3.839cm">
          <text:p/>
        </draw:line>
        <draw:line draw:style-name="gr8" draw:text-style-name="P7" draw:layer="layout" svg:x1="8.153cm" svg:y1="4.293cm" svg:x2="7.645cm" svg:y2="3.785cm">
          <text:p/>
        </draw:line>
        <draw:custom-shape draw:style-name="gr9" draw:text-style-name="P9" xml:id="id4" draw:id="id4" draw:layer="layout" svg:width="2.794cm" svg:height="1.016cm" svg:x="1.037cm" svg:y="1.048cm">
          <text:p text:style-name="P8"><text:span text:style-name="T4">promoter</text:span></text:p>
          <draw:enhanced-geometry svg:viewBox="0 0 21600 21600" draw:text-areas="0 0 21600 21600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xml:id="id5" draw:id="id5" draw:layer="layout" svg:width="3.302cm" svg:height="1.016cm" svg:x="7.895cm" svg:y="1.048cm">
          <text:p text:style-name="P8"><text:span text:style-name="T4">terminator</text:span></text:p>
          <draw:enhanced-geometry svg:viewBox="0 0 21600 21600" draw:text-areas="0 0 21600 21600" draw:type="chevron" draw:modifiers="20265.94005449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xml:id="id2" draw:id="id2" draw:layer="layout" svg:width="4.947cm" svg:height="0.899cm" svg:x="3.512cm" svg:y="6.42cm">
          <draw:text-box>
            <text:p><text:span text:style-name="T5">pYPKa(pUC amp)</text:span></text:p>
          </draw:text-box>
        </draw:frame>
        <draw:connector draw:style-name="gr12" draw:text-style-name="P7" draw:layer="layout" draw:type="curve" svg:x1="2.288cm" svg:y1="3.383cm" svg:x2="3.512cm" svg:y2="6.869cm" draw:start-shape="id1" draw:start-glue-point="3" draw:end-shape="id2" draw:end-glue-point="3" svg:d="M2288 3383c-751 0-1363 3486 1224 3486" svg:viewBox="0 0 1876 3487">
          <text:p/>
        </draw:connector>
        <draw:connector draw:style-name="gr12" draw:text-style-name="P7" draw:layer="layout" draw:type="curve" svg:x1="10.211cm" svg:y1="3.383cm" svg:x2="8.459cm" svg:y2="6.869cm" draw:start-shape="id3" draw:start-glue-point="1" draw:end-shape="id2" draw:end-glue-point="1" svg:d="M10211 3383c750 0 1626 3486-1752 3486" svg:viewBox="0 0 2443 3487">
          <text:p/>
        </draw:connector>
        <draw:connector draw:style-name="gr13" draw:text-style-name="P7" draw:layer="layout" draw:type="line" svg:x1="2.434cm" svg:y1="2.064cm" svg:x2="4.693cm" svg:y2="2.89cm" draw:start-shape="id4" draw:start-glue-point="2" svg:d="M2434 2064l2259 826" svg:viewBox="0 0 2260 827">
          <text:p/>
        </draw:connector>
        <draw:connector draw:style-name="gr13" draw:text-style-name="P7" draw:layer="layout" draw:type="line" svg:x1="9.546cm" svg:y1="2.064cm" svg:x2="7.603cm" svg:y2="2.996cm" draw:start-shape="id5" draw:start-glue-point="2" svg:d="M9546 2064l-1943 932" svg:viewBox="0 0 1944 933">
          <text:p/>
        </draw:connector>
        <draw:custom-shape draw:style-name="gr14" draw:text-style-name="P12" xml:id="id1" draw:id="id1" draw:layer="layout" svg:width="1.257cm" svg:height="0.759cm" svg:x="2.288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3" draw:id="id3" draw:layer="layout" svg:width="1.257cm" svg:height="0.759cm" svg:x="8.954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7" draw:text-style-name="P1" draw:layer="layout" svg:width="0.25cm" svg:height="0.41cm" svg:x="2.173cm" svg:y="1.5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25cm" svg:height="0.41cm" svg:x="5.109cm" svg:y="1.5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0.25cm" svg:height="0.41cm" svg:x="4.753cm" svg:y="1.5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0.25cm" svg:height="0.41cm" svg:x="1.865cm" svg:y="1.5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0.25cm" svg:height="0.41cm" svg:x="1.557cm" svg:y="1.5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0.25cm" svg:height="0.41cm" svg:x="4.443cm" svg:y="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1.778cm" svg:height="0.759cm" svg:x="2.545cm" svg:y="1.193cm">
          <text:p text:style-name="P15">Gen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1.557cm" svg:y1="2.498cm" svg:x2="5.367cm" svg:y2="2.498cm">
          <text:p/>
        </draw:line>
        <draw:ellipse draw:style-name="gr25" draw:text-style-name="P15" draw:layer="layout" svg:width="0.508cm" svg:height="0.762cm" draw:transform="rotate (2.99882472077666) translate (1.7cm 2.532cm)" draw:kind="arc" draw:start-angle="262.03" draw:end-angle="98.95">
          <text:p/>
        </draw:ellipse>
        <draw:ellipse draw:style-name="gr25" draw:text-style-name="P15" draw:layer="layout" svg:width="0.608cm" svg:height="0.733cm" draw:transform="skewX (-0.0422369678982628) rotate (2.9864328830875) translate (5.652cm 2.559cm)" draw:kind="arc" draw:start-angle="82.44" draw:end-angle="279.36">
          <text:p/>
        </draw:ellipse>
        <draw:custom-shape draw:style-name="gr26" draw:text-style-name="P1" draw:layer="layout" svg:width="0.25cm" svg:height="0.782cm" svg:x="2.174cm" svg:y="3.27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25cm" svg:height="0.782cm" svg:x="5.11cm" svg:y="3.27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0.25cm" svg:height="0.782cm" svg:x="4.754cm" svg:y="3.27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0.25cm" svg:height="0.782cm" svg:x="1.866cm" svg:y="3.27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0.25cm" svg:height="0.782cm" svg:x="1.558cm" svg:y="3.27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3" draw:layer="layout" svg:width="0.25cm" svg:height="0.782cm" svg:x="4.444cm" svg:y="3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1.778cm" svg:height="0.759cm" svg:x="2.546cm" svg:y="3.292cm">
          <text:p text:style-name="P15">Gen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1.558cm" svg:y1="4.597cm" svg:x2="5.368cm" svg:y2="4.597cm">
          <text:p/>
        </draw:line>
        <draw:ellipse draw:style-name="gr25" draw:text-style-name="P15" draw:layer="layout" svg:width="0.508cm" svg:height="0.762cm" draw:transform="rotate (2.99882472077666) translate (1.701cm 4.631cm)" draw:kind="arc" draw:start-angle="262.03" draw:end-angle="98.95">
          <text:p/>
        </draw:ellipse>
        <draw:ellipse draw:style-name="gr25" draw:text-style-name="P15" draw:layer="layout" svg:width="0.608cm" svg:height="0.733cm" draw:transform="skewX (-0.0422369678982628) rotate (2.9864328830875) translate (5.653cm 4.658cm)" draw:kind="arc" draw:start-angle="82.44" draw:end-angle="279.36">
          <text:p/>
        </draw:ellipse>
        <presentation:notes draw:style-name="dp1">
          <draw:page-thumbnail draw:style-name="gr16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orn </meta:initial-creator>
    <meta:creation-date>2013-06-07T11:37:07</meta:creation-date>
    <dc:date>2022-12-27T16:36:36.401661608</dc:date>
    <meta:editing-duration>PT8H46M45S</meta:editing-duration>
    <meta:editing-cycles>25</meta:editing-cycles>
    <meta:generator>LibreOffice/7.4.2.3$Linux_X86_64 LibreOffice_project/40$Build-3</meta:generator>
    <dc:creator>Reviewer Reviewer</dc:creator>
    <meta:document-statistic meta:object-count="64"/>
  </office:meta>
</office:document-meta>
</file>